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be39" officeooo:paragraph-rsid="0004be39"/>
    </style:style>
    <style:style style:name="P2" style:family="paragraph" style:parent-style-name="Standard">
      <style:paragraph-properties fo:text-align="start" style:justify-single-word="false"/>
      <style:text-properties officeooo:rsid="0004be39" officeooo:paragraph-rsid="0004be39"/>
    </style:style>
    <style:style style:name="P3" style:family="paragraph" style:parent-style-name="Standard">
      <style:paragraph-properties fo:text-align="justify" style:justify-single-word="false"/>
      <style:text-properties officeooo:rsid="0004be39" officeooo:paragraph-rsid="0004be39"/>
    </style:style>
    <style:style style:name="T1" style:family="text">
      <style:text-properties officeooo:rsid="0005f9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>Domnule Director</text:p>
      <text:p text:style-name="P2"/>
      <text:p text:style-name="P2"><text:tab/>Subsemnatul, Bajcsi Elias-Robert, detinator al societatii comerciale ABC S.R.L, va rog a-mi elibera o adeverinta din care sa reiasa ca firma ABC S.R.L. nu figureaza debite restante la buget.</text:p>
      <text:p text:style-name="P2"><text:tab/>Adeverinta imi este <text:span text:style-name="T1">necesara pentru accesarea de fonduri europene. </text:span></text:p>
      <text:p text:style-name="P2"/>
      <text:p text:style-name="P2"/>
      <text:p text:style-name="P3"><text:tab/><text:span text:style-name="T1">Brasov <text:tab/><text:tab/><text:tab/><text:tab/><text:tab/><text:tab/><text:tab/><text:tab/>Va multumesc,</text:span></text:p>
      <text:p text:style-name="P3"><text:tab/><text:span text:style-name="T1">06.01.2022<text:tab/><text:tab/><text:tab/><text:tab/><text:tab/><text:tab/><text:tab/><text:tab/>Bajcsi Elias-Robert</text:span></text:p>
      <text:p text:style-name="P3"><text:tab/><text:tab/><text:tab/><text:tab/><text:tab/><text:tab/><text:tab/><text:tab/><text:tab/><text:tab/><text:span text:style-name="T1">Bajcsi</text:span></text:p>
      <text:p text:style-name="P3"><text:tab/><text:span text:style-name="T1">Domnului Director al DFB Brasov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6T09:25:58.909795246</meta:creation-date>
    <dc:date>2022-01-06T09:51:39.849024368</dc:date>
    <meta:editing-duration>PT3M50S</meta:editing-duration>
    <meta:editing-cycles>1</meta:editing-cycles>
    <meta:document-statistic meta:table-count="0" meta:image-count="0" meta:object-count="0" meta:page-count="1" meta:paragraph-count="7" meta:word-count="52" meta:character-count="390" meta:non-whitespace-character-count="314"/>
    <meta:generator>LibreOffice/7.2.2.2$Linux_X86_64 LibreOffice_project/02b2acce88a210515b4a5bb2e46cbfb63fe97d56</meta:generator>
  </office:meta>
</office:document-meta>
</file>